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072213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72213" style:font-size-asian="13pt" style:font-name-complex="Sanskrit 2003" style:font-size-complex="13pt"/>
    </style:style>
    <style:style style:name="P3" style:family="paragraph" style:parent-style-name="Footnote">
      <style:text-properties officeooo:rsid="057fa7a7" officeooo:paragraph-rsid="057fa7a7"/>
    </style:style>
    <style:style style:name="P4" style:family="paragraph" style:parent-style-name="Footnote">
      <style:text-properties officeooo:rsid="05819201" officeooo:paragraph-rsid="05819201"/>
    </style:style>
    <style:style style:name="T1" style:family="text">
      <style:text-properties officeooo:rsid="0582e2eb"/>
    </style:style>
    <style:style style:name="T2" style:family="text">
      <style:text-properties fo:font-weight="bold" officeooo:rsid="0582e2eb" style:font-weight-asian="bold" style:font-weight-complex="bold"/>
    </style:style>
    <style:style style:name="T3" style:family="text">
      <style:text-properties officeooo:rsid="05581079"/>
    </style:style>
    <style:style style:name="T4" style:family="text">
      <style:text-properties officeooo:rsid="05779c13"/>
    </style:style>
    <style:style style:name="T5" style:family="text">
      <style:text-properties officeooo:rsid="057d8522"/>
    </style:style>
    <style:style style:name="T6" style:family="text">
      <style:text-properties officeooo:rsid="057e3dc9"/>
    </style:style>
    <style:style style:name="T7" style:family="text">
      <style:text-properties officeooo:rsid="057940c7"/>
    </style:style>
    <style:style style:name="T8" style:family="text">
      <style:text-properties officeooo:rsid="057a1c96"/>
    </style:style>
    <style:style style:name="T9" style:family="text">
      <style:text-properties officeooo:rsid="057fa7a7"/>
    </style:style>
    <style:style style:name="T10" style:family="text">
      <style:text-properties officeooo:rsid="057bdd12"/>
    </style:style>
    <style:style style:name="T11" style:family="text">
      <style:text-properties officeooo:rsid="058192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अथ त्रिषष्टितमोऽध्यायः । </text:p>
      <text:p text:style-name="P2"><text:span text:style-name="T2">विष्ण्वादिदेवताप्रतिष्ठासामान्यविधिः पुस्तकलेखनविधिश्च</text:span> ।<text:line-break/><text:span text:style-name="T3">श्री</text:span>भगवानुवाच -<text:line-break/>एवं तार्क्ष्यस्य चक्रस्य ब्रह्मणो नृहरेस्तथा । <text:line-break/>प्रतिष्ठा विष्णुवत्कार्या स्वस्वमन्त्रेण तां शृणु ॥१<text:span text:style-name="T3">॥</text:span> <text:line-break/>सुदर्शन महाचक्र शान्त दुष्टभयङ्कर , <text:s/><text:line-break/><text:span text:style-name="T4">छि</text:span>न्<text:span text:style-name="T4">धि</text:span> <text:span text:style-name="T4">च्</text:span>छिन्द<text:span text:style-name="T4">ि</text:span> भिन्<text:span text:style-name="T4">धि</text:span> भिन्<text:span text:style-name="T4">धि</text:span> विदारय विदारय परमन्त्रान्ग्रस ग्रस भक्षय भक्षय भूता<text:span text:style-name="T4">ंस्</text:span>त्रासय त्रासय ह<text:span text:style-name="T4">ुं</text:span> फट् सुदर्शनाय नमः॥२<text:span text:style-name="T3">॥</text:span><text:line-break/>अभ्यर्च्य चक्रं चानेन रणे दारयते रिपून् <text:s/>॥<text:span text:style-name="T4">३॥</text:span><text:line-break/><text:span text:style-name="T4">ॐ</text:span> क्षौं नरसिंह उग्ररूप ज्वल ज्वल प्रज्वल प्रज्वल स्वाहा ॥<text:span text:style-name="T4">४॥</text:span><text:line-break/>नरसिंहस्य मन्त्रोयं पातालाख्यस्य वच्मि ते <text:s/>॥<text:span text:style-name="T4">५॥</text:span> <text:line-break/><text:span text:style-name="T4">ॐ</text:span> क्षौं नमो भगवते नरसिंहाय प्रदीप्तसूर्यकोटिसहस्रसमतेजसे वज्रनखदंष्ट्रायुधाय स्फुटविकटविकीर्णकेसरसटाप्रक्षुभितमहार्णवाम्भोदुन्दुभिनिर्घोषाय सर्वमन्त्रोत्तारणाय एह्येहि भगवन्नरसिंह पुरुष परापरब्रह्म सत्येन स्फुर स्फुर विजृम्भ विजृम्भ आक्रम गर्ज गर्ज मुञ्च मुञ्च सिंहनाद<text:span text:style-name="T5">ं</text:span> विदारय विदारय विद्रावय विद्रावय<text:span text:style-name="T5">ाऽऽ</text:span>विश<text:span text:style-name="T5">ाऽऽविश</text:span></text:p>
      <text:p text:style-name="P2"><text:s/>सर्वमन्त्ररूपाणि मन्त्रजात<text:span text:style-name="T5">ी</text:span>श्च हन हन <text:span text:style-name="T5">च्</text:span>छिन्द <text:span text:style-name="T5">च्</text:span>छिन्द सङ्क्षिप सङ्क्षिप <text:span text:style-name="T5">द</text:span>र <text:span text:style-name="T5">द</text:span>र दारय दारय स्फुट स्फुट स्फोटय स्फोटय ज्वालामालासङ्घातमय सर्वतोऽनन्तज्वालावज्राशनिचक्रेण सर्वपाताला<text:span text:style-name="T6">नु</text:span>त्सादय<text:span text:style-name="T6">ो</text:span>त्सादय सर्वतोऽनतज्वालावज्रशरपञ्जरेण सर्वपातालान्परिवारय परिवारय सर्वपातालासुरवासिनां हृदयान्याकर्षय<text:span text:style-name="T6">ाऽऽ</text:span>कर्षय शीघ्रं दह दह पच पच मथ मथ शोषय शोषय निकृन्तय निकृन्तय तावद्यावन्मे वशमागताः पातालेभ्यः फ<text:span text:style-name="T6">ड</text:span>सुरेभ्यः फ<text:span text:style-name="T6">ण्</text:span>मन्त्ररूपेभ्यः फ<text:span text:style-name="T6">ण्</text:span>मन्त्रजातिभ्यः फट् संशयान्मां भगवन्नरसिंहरूप विष्णो सर्वापद्भ्यः सर्वमन्त्ररूपेभ्यो रक्ष रक्ष <text:span text:style-name="T6">हुं</text:span> फ<text:span text:style-name="T6">ण्</text:span>नमो <text:span text:style-name="T6">नमस्</text:span>ते ॥<text:span text:style-name="T7">६॥</text:span><text:line-break/>नरसिंहस्य विद्येयं हरिरूपार्थसिद्धिद<text:span text:style-name="T7">ा ।</text:span><text:line-break/>त्रिलोक्यमोहनैर्मन्त्रैः स्थाप्यस्त्रैलोक्यमोहनः ॥<text:span text:style-name="T7">७॥</text:span><text:line-break/><text:soft-page-break/>गदी दक्षे शान्तिकरो द्विभुजो वा चतुर्भुजः <text:span text:style-name="T7">।</text:span> <text:line-break/>वामो<text:span text:style-name="T6">र्ध्वे</text:span> कारयेच्चक्रं पाञ्चजन्यमथो ह्यधः ॥<text:span text:style-name="T7">८॥</text:span> <text:line-break/>श्रीपुष्टिसंयुतं कु<text:span text:style-name="T6">र्या</text:span>द् बलेन सह भद्रया <text:span text:style-name="T8">।</text:span><text:line-break/>प्रासादे स्थापयेद्विष्णुं गृहे वा मण्डपेऽपि वा ॥<text:span text:style-name="T8">९॥</text:span> <text:s/><text:line-break/>वामनं चैव वैकुण्ठं हयास्यमनिरुद्धक<text:span text:style-name="T6">म्</text:span> <text:span text:style-name="T8">।</text:span><text:line-break/>स्थापयेज्जलशय्यास्थं मत्स्यादींश्चावतारकान् ॥<text:span text:style-name="T8">१०॥</text:span> <text:s/><text:line-break/>सङ्कर्षणं विश्वरूपं लिङ्गं वै रुद्रमूर्तिक<text:span text:style-name="T6">म्</text:span> <text:span text:style-name="T8">।</text:span><text:line-break/>अ<text:span text:style-name="T6">र्ध</text:span>नारीश्वरं तद्वद्धरिशङ्करमातृकाः ॥<text:span text:style-name="T8">११॥</text:span> <text:line-break/>भैरवं च तथा सू<text:span text:style-name="T9">र्यं</text:span> ग्रहांस्त<text:span text:style-name="T9">द्व</text:span>द्विनायकम् <text:span text:style-name="T8">।</text:span> </text:p>
      <text:p text:style-name="P2">गौरीमिन्द्रादि<text:span text:style-name="T9">भिः</text:span> <text:span text:style-name="T9">सेव्यां</text:span> चित्रजां च बलाबला<text:span text:style-name="T9">म्</text:span> ॥<text:span text:style-name="T8">१२॥</text:span><text:line-break/>पुस्तकानां प्रतिष्ठां च वक्ष्ये लिखनतद्विधि<text:span text:style-name="T9">म्</text:span> <text:span text:style-name="T10">।</text:span> <text:line-break/>स्वस्तिके मण्डलेऽभ्यर्च्य शरपत्रासने स्थित<text:span text:style-name="T9">म्</text:span> ॥<text:span text:style-name="T8">१३॥</text:span><text:line-break/>लेख्यञ्च लिखितं पुस्तं गुरु<text:span text:style-name="T9">र्वि</text:span>द्यां हरिं यजेत् <text:span text:style-name="T10">।</text:span><text:line-break/>यजमानो गुरुं विद्यां हरिं लिपिकृतं नर<text:span text:style-name="T9">म् </text:span>॥<text:span text:style-name="T8">१४॥</text:span><text:line-break/>प्राङ्मुखः पद्मिनीं ध्याये<text:span text:style-name="T9">ल्</text:span>लिखित्वा श्लोकपञ्चक<text:span text:style-name="T9">म्</text:span> <text:span text:style-name="T10">।</text:span><text:line-break/>रौप्यस्थम<text:span text:style-name="T9">ष्या</text:span> हैम्या च लेखन्या नागराक्षर<text:span text:style-name="T9">म्</text:span> <text:s/>॥<text:span text:style-name="T8">१५॥</text:span><text:line-break/>ब्राह्मणान्भोजयेच्छक्त्या शक्त्या दद्याच्च दक्षिणा<text:span text:style-name="T9">म्</text:span> <text:s/><text:span text:style-name="T10">।</text:span> <text:line-break/>गुरुं विद्यां हरिं प्रार्च्य<text:note text:id="ftn0" text:note-class="footnote"><text:note-citation>1</text:note-citation><text:note-body><text:p text:style-name="P3">प्रार्च्य कृत्वा च वस्त्रतः</text:p></text:note-body></text:note> पुराणादि लिखेन्नरः ॥<text:span text:style-name="T8">१६॥</text:span><text:line-break/>पूर्ववन्मण्डलाद्य<text:span text:style-name="T11">ैसश्</text:span>च ऐशान्यां भद्रपीठके <text:span text:style-name="T10">।</text:span> <text:line-break/>द<text:span text:style-name="T11">र्प</text:span>णे पुस्तकं दृष्ट्वा सेचयेत्पू<text:span text:style-name="T11">र्व</text:span>वद् घटैः॥<text:span text:style-name="T8">१७॥</text:span> <text:line-break/>नेत्रोन्मीलनकं कृत्वा शय्यायां तु न्यसेन्नरः <text:span text:style-name="T10">।</text:span> <text:line-break/>न्यसेत्तु पौरुषं सूक्तं <text:span text:style-name="T11">वेदा</text:span>द्यं तत्र पुस्तके ॥<text:span text:style-name="T8">१८॥</text:span> <text:line-break/><text:soft-page-break/>कृत्वा सजीवीकरणं प्रार्च्य हुत्वा चरुं ततः <text:span text:style-name="T10">।</text:span><text:line-break/><text:note text:id="ftn519" text:note-class="footnote"><text:note-citation>2</text:note-citation><text:note-body><text:p text:style-name="P4">सम्प्रार्च्य</text:p></text:note-body></text:note>सम्प्राश्य दक्षिणाभिस्तु गु<text:span text:style-name="T11">र्वा</text:span>दीन्भोजयेद्द्विजान् ॥<text:span text:style-name="T8">१९॥</text:span> <text:line-break/>रथेन हस्तिना वा<text:span text:style-name="T11">ऽ</text:span>पि भ्राम्येत्पुस्तकं नरैः <text:span text:style-name="T10">।</text:span><text:line-break/>गृहे देवालयादौ तु पुस्तकं स्थाप्य पूजयेत् ॥<text:span text:style-name="T10">२०॥</text:span><text:line-break/>वस्त्रादिवेष्टितं पाठादादावन्ते सम<text:span text:style-name="T11">र्च</text:span>येत् <text:span text:style-name="T10">।</text:span></text:p>
      <text:p text:style-name="P1">जगच्छान्ति<text:span text:style-name="T11">ं चा</text:span>वधा<text:span text:style-name="T11">र्य</text:span> पुस्तकं वाचयेन्नरः ॥<text:span text:style-name="T10">२१॥</text:span><text:line-break/>अध्यायमेकं कुम्भाद्भिर्यजमानादि सेचयेत् <text:span text:style-name="T10">।</text:span> <text:line-break/>द्विजाय पुस्तकं दत्वा फलस्यान्तो न विद्यते ॥<text:span text:style-name="T10">२२॥</text:span><text:line-break/>त्रीण्याहुरतिदानानि गावः पृथ्वीं सरस्वती <text:span text:style-name="T10">।</text:span> </text:p>
      <text:p text:style-name="P1"><text:span text:style-name="T1">नरकादुद्धरन्त्येव जपवापनदोहनात् ॥२३॥ </text:span><text:line-break/>विद्यादानफलं द<text:span text:style-name="T1">त्</text:span>त्वा म<text:span text:style-name="T1">ष्याक्तं</text:span> पत्रसञ्चय<text:span text:style-name="T1">म्</text:span> <text:span text:style-name="T1">।</text:span> <text:line-break/>यावत्तु पत्रसङ्ख्यानमक्षराणां तथाऽनघ ॥<text:span text:style-name="T10">२४॥</text:span> <text:s/><text:line-break/>तावद्वर्षसहस्राणि विष्णुलोके महीयते <text:span text:style-name="T1">।</text:span><text:line-break/>पञ्चरात्रं पुराणानि भारतानि ददन्नरः ॥<text:span text:style-name="T10">२५॥</text:span> <text:line-break/>कुलैकविंशमुद्धृत्य परे तत्त्वे तु लीयते ॥ २<text:span text:style-name="T1">६</text:span>॥ <text:s/></text:p>
      <text:p text:style-name="P1">इत्यादिमहापुराणे आग्नेये <text:span text:style-name="T1">विष्ण्वादिदेवता</text:span>प्रतिष्ठा<text:span text:style-name="T1">सामान्यविधि</text:span>कथनं नाम त्रिषष्टितमो<text:span text:style-name="T1">ऽ</text:span>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7:06:45.898389262</meta:creation-date>
    <dc:date>2017-06-01T17:07:43.831857924</dc:date>
    <meta:editing-duration>PT58S</meta:editing-duration>
    <meta:editing-cycles>1</meta:editing-cycles>
    <meta:document-statistic meta:table-count="0" meta:image-count="0" meta:object-count="0" meta:page-count="3" meta:paragraph-count="9" meta:word-count="364" meta:character-count="1778" meta:non-whitespace-character-count="1388"/>
    <meta:generator>LibreOffice/5.1.6.2$Linux_X86_64 LibreOffice_project/10m0$Build-2</meta:generator>
  </office:meta>
</office:document-meta>
</file>